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7cm"/>
    </style:style>
    <style:style style:name="gr5" style:family="graphic" style:parent-style-name="standard">
      <style:graphic-properties draw:stroke="none" svg:stroke-color="#000000" draw:fill="none" draw:fill-color="#ffffff" fo:min-height="4.4cm"/>
    </style:style>
    <style:style style:name="gr6" style:family="graphic" style:parent-style-name="standard">
      <style:graphic-properties draw:stroke="none" svg:stroke-color="#000000" draw:fill="none" draw:fill-color="#ffffff" fo:min-height="3.8cm"/>
    </style:style>
    <style:style style:name="gr7" style:family="graphic" style:parent-style-name="standard">
      <style:graphic-properties draw:stroke="none" svg:stroke-color="#000000" draw:fill="none" draw:fill-color="#ffffff" fo:min-height="1.5cm"/>
    </style:style>
    <style:style style:name="gr8" style:family="graphic" style:parent-style-name="standard">
      <style:graphic-properties draw:stroke="none" svg:stroke-color="#000000" draw:fill="none" draw:fill-color="#ffffff" fo:min-height="1.4cm"/>
    </style:style>
    <style:style style:name="gr9" style:family="graphic" style:parent-style-name="standard">
      <style:graphic-properties draw:stroke="none" svg:stroke-color="#000000" draw:fill="none" draw:fill-color="#ffffff" fo:min-height="1.2cm"/>
    </style:style>
    <style:style style:name="gr10" style:family="graphic" style:parent-style-name="standard">
      <style:graphic-properties draw:stroke="none" svg:stroke-color="#000000" draw:fill="none" draw:fill-color="#ffffff" fo:min-height="1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9.2cm" svg:height="2.8cm" svg:x="10.5cm" svg:y="1.2cm">
          <text:p text:style-name="P1">Currency converter.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9.2cm" svg:height="2.8cm" svg:x="1.2cm" svg:y="7.9cm">
          <text:p text:style-name="P1">Details (currency to convert</text:p>
          <text:p text:style-name="P1">And how much they want to </text:p>
          <text:p text:style-name="P1">Convert ) 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9.2cm" svg:height="2.8cm" svg:x="10.5cm" svg:y="7.9cm">
          <text:p text:style-name="P1">Convert money.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8.9cm" svg:height="2.8cm" svg:x="19.8cm" svg:y="7.9cm">
          <text:p text:style-name="P1">Output conversion.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9.2cm" svg:height="2.8cm" svg:x="5.6cm" svg:y="13.3cm">
          <text:p text:style-name="P1">What Conversion is wanted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9.2cm" svg:height="2.8cm" svg:x="15.2cm" svg:y="13.3cm">
          <text:p text:style-name="P1">Conversion rates.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svg:x1="5.8cm" svg:y1="7.9cm" svg:x2="10.5cm" svg:y2="2.6cm" draw:start-shape="id1" draw:start-glue-point="0" draw:end-shape="id2" draw:end-glue-point="3" svg:d="M5800 7900c0-3534 1566-5300 4700-5300" svg:viewBox="0 0 4701 5301">
          <text:p/>
        </draw:connector>
        <draw:connector draw:style-name="gr2" draw:text-style-name="P1" draw:layer="layout" draw:type="curve" svg:x1="19.7cm" svg:y1="2.6cm" svg:x2="24.25cm" svg:y2="7.9cm" draw:start-shape="id2" draw:start-glue-point="1" draw:end-shape="id3" svg:d="M19700 2600c3034 0 4550 1766 4550 5300" svg:viewBox="0 0 4551 5301">
          <text:p/>
        </draw:connector>
        <draw:connector draw:style-name="gr2" draw:text-style-name="P1" xml:id="id4" draw:id="id4" draw:layer="layout" draw:type="curve" svg:x1="15.1cm" svg:y1="4cm" svg:x2="15.1cm" svg:y2="4cm" draw:start-shape="id2" draw:start-glue-point="2" draw:end-shape="id2" draw:end-glue-point="2" svg:d="M15100 4000z" svg:viewBox="0 0 1 1">
          <text:p/>
        </draw:connector>
        <draw:connector draw:style-name="gr3" draw:text-style-name="P1" draw:layer="layout" draw:type="curve" svg:x1="15.1cm" svg:y1="4cm" svg:x2="15.1cm" svg:y2="7.9cm" draw:start-shape="id4" draw:start-glue-point="0" draw:end-shape="id5" draw:end-glue-point="0" svg:d="M15100 4000v3900" svg:viewBox="0 0 1 3901">
          <text:p/>
        </draw:connector>
        <draw:connector draw:style-name="gr3" draw:text-style-name="P1" draw:layer="layout" draw:type="curve" svg:x1="15.1cm" svg:y1="10.7cm" svg:x2="10.2cm" svg:y2="13.3cm" draw:start-shape="id5" draw:start-glue-point="2" draw:end-shape="id6" svg:d="M15100 10700c0 1950-4900 650-4900 2600" svg:viewBox="0 0 4901 2601">
          <text:p/>
        </draw:connector>
        <draw:connector draw:style-name="gr3" draw:text-style-name="P1" draw:layer="layout" draw:type="curve" svg:x1="15.1cm" svg:y1="10.7cm" svg:x2="19.8cm" svg:y2="13.3cm" draw:start-shape="id5" draw:end-shape="id7" svg:d="M15100 10700c0 1950 4700 650 4700 2600" svg:viewBox="0 0 4701 2601">
          <text:p/>
        </draw:connector>
        <draw:frame draw:style-name="gr4" draw:layer="layout" svg:width="6.4cm" svg:height="0.962cm" svg:x="15.1cm" svg:y="4.038cm">
          <draw:text-box>
            <text:p>Converted money</text:p>
          </draw:text-box>
        </draw:frame>
        <draw:frame draw:style-name="gr5" draw:layer="layout" svg:width="7.8cm" svg:height="4.65cm" svg:x="2.8cm" svg:y="1cm">
          <draw:text-box>
            <text:p>Currency , currency to convert too , money</text:p>
          </draw:text-box>
        </draw:frame>
        <draw:frame draw:style-name="gr6" draw:layer="layout" svg:width="4.6cm" svg:height="4.05cm" svg:x="11cm" svg:y="4.85cm">
          <draw:text-box>
            <text:p>Currency , currency to convert too , money</text:p>
          </draw:text-box>
        </draw:frame>
        <draw:frame draw:style-name="gr7" draw:layer="layout" svg:width="4cm" svg:height="1.75cm" svg:x="24.7cm" svg:y="6.1cm">
          <draw:text-box>
            <text:p>Converted money</text:p>
          </draw:text-box>
        </draw:frame>
        <draw:frame draw:style-name="gr8" draw:layer="layout" svg:width="3.8cm" svg:height="1.673cm" svg:x="6.2cm" svg:y="11.6cm">
          <draw:text-box>
            <text:p>Currency to currency</text:p>
          </draw:text-box>
        </draw:frame>
        <draw:frame draw:style-name="gr9" draw:layer="layout" svg:width="4.8cm" svg:height="1.673cm" svg:x="20.6cm" svg:y="11.5cm">
          <draw:text-box>
            <text:p><text:s/>conversion wanted </text:p>
          </draw:text-box>
        </draw:frame>
        <draw:frame draw:style-name="gr10" draw:layer="layout" svg:width="4.7cm" svg:height="2.384cm" svg:x="15.9cm" svg:y="10.4cm">
          <draw:text-box>
            <text:p>Conversion rates needed to be used</text:p>
          </draw:text-box>
        </draw:frame>
        <draw:frame draw:style-name="gr8" draw:layer="layout" svg:width="3.8cm" svg:height="1.673cm" svg:x="11cm" svg:y="10.427cm">
          <draw:text-box>
            <text:p>Conversion wante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5T13:48:11.063000000</meta:creation-date>
    <dc:date>2014-12-05T14:02:06.605000000</dc:date>
    <meta:editing-duration>P0D</meta:editing-duration>
    <meta:editing-cycles>1</meta:editing-cycles>
    <meta:document-statistic meta:object-count="20"/>
    <meta:generator>LibreOffice/4.2.5.2$Windows_x86 LibreOffice_project/61cb170a04bb1f12e77c884eab9192be736ec5f5</meta:generator>
  </office:meta>
</office:document-meta>
</file>